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" svg:font-family="Courier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format="1" text:start-value="13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0986in" text:min-label-width="0.2604in"/>
      </text:list-level-style-number>
      <text:list-level-style-number text:level="3" style:num-format="1" text:display-levels="3">
        <style:list-level-properties text:space-before="0.1972in" text:min-label-width="0.5in"/>
      </text:list-level-style-number>
      <text:list-level-style-number text:level="4" style:num-format="1" text:display-levels="4">
        <style:list-level-properties text:space-before="0.2958in" text:min-label-width="0.5in"/>
      </text:list-level-style-number>
      <text:list-level-style-number text:level="5" style:num-format="1" text:display-levels="5">
        <style:list-level-properties text:space-before="0.3944in" text:min-label-width="0.75in"/>
      </text:list-level-style-number>
      <text:list-level-style-number text:level="6" style:num-format="1" text:display-levels="6">
        <style:list-level-properties text:space-before="0.493in" text:min-label-width="0.75in"/>
      </text:list-level-style-number>
      <text:list-level-style-number text:level="7" style:num-format="1" text:display-levels="7">
        <style:list-level-properties text:space-before="0.5916in" text:min-label-width="1in"/>
      </text:list-level-style-number>
      <text:list-level-style-number text:level="8" style:num-format="1" text:display-levels="8">
        <style:list-level-properties text:space-before="0.6902in" text:min-label-width="1in"/>
      </text:list-level-style-number>
      <text:list-level-style-number text:level="9" style:num-format="1" text:display-levels="9">
        <style:list-level-properties text:space-before="0.7888in" text:min-label-width="1.25in"/>
      </text:list-level-style-number>
    </text:list-style>
    <text:list-style style:name="LFO13">
      <text:list-level-style-bullet text:level="1" text:style-name="WW_CharLFO13LVL1" text:bullet-char="">
        <style:list-level-properties text:space-before="0.609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1.109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609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109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609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109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609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109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609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bullet text:level="1" text:style-name="WW_CharLFO2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4">
      <text:list-level-style-bullet text:level="1" text:style-name="WW_CharLFO24LVL1" text:bullet-char="">
        <style:list-level-properties text:space-before="1.0388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1.5388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2.0388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2.5388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3.0388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3.5388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4.0388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4.5388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5.0388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26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margin-bottom="0in" fo:line-height="100%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 fo:background-color="#D9D9D9"/>
    </style:style>
    <style:style style:name="T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6" style:family="table-column">
      <style:table-column-properties style:column-width="6.5166in"/>
    </style:style>
    <style:style style:name="Table15" style:family="table">
      <style:table-properties style:width="6.5166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1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2" style:parent-style-name="Normal" style:family="paragraph">
      <style:paragraph-properties fo:text-align="justify" fo:margin-bottom="0in" fo:line-height="100%"/>
    </style:style>
    <style:style style:name="T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6" style:parent-style-name="Normal" style:family="paragraph">
      <style:paragraph-properties fo:text-align="justify" fo:margin-bottom="0in" fo:line-height="100%"/>
    </style:style>
    <style:style style:name="T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9" style:parent-style-name="Textoindependiente" style:family="paragraph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0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1" style:parent-style-name="Normal" style:family="paragraph">
      <style:paragraph-properties fo:text-align="justify" fo:margin-bottom="0in" fo:line-height="100%"/>
    </style:style>
    <style:style style:name="T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6" style:parent-style-name="Normal" style:family="paragraph">
      <style:paragraph-properties fo:text-align="justify" fo:margin-bottom="0in" fo:line-height="100%"/>
    </style:style>
    <style:style style:name="T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9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40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1" style:parent-style-name="Normal" style:family="paragraph">
      <style:paragraph-properties fo:text-align="justify" fo:margin-bottom="0in" fo:line-height="100%"/>
    </style:style>
    <style:style style:name="T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5" style:parent-style-name="Normal" style:family="paragraph">
      <style:paragraph-properties fo:text-align="justify" fo:margin-bottom="0in" fo:line-height="100%"/>
    </style:style>
    <style:style style:name="T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8" style:parent-style-name="Normal" style:family="paragraph">
      <style:paragraph-properties fo:text-align="justify" fo:margin-bottom="0in" fo:line-height="100%">
        <style:tab-stops>
          <style:tab-stop style:type="left" style:position="0.2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49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50" style:parent-style-name="Normal" style:family="paragraph">
      <style:paragraph-properties fo:text-align="justify" fo:margin-bottom="0in" fo:line-height="100%"/>
    </style:style>
    <style:style style:name="T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5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54" style:parent-style-name="Normal" style:family="paragraph">
      <style:paragraph-properties fo:text-align="justify" fo:margin-bottom="0in" fo:line-height="100%">
        <style:tab-stops>
          <style:tab-stop style:type="left" style:position="-0.125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</style:style>
    <style:style style:name="T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58" style:parent-style-name="Normal" style:family="paragraph">
      <style:paragraph-properties fo:text-align="justify" fo:margin-bottom="0in" fo:line-height="100%">
        <style:tab-stops>
          <style:tab-stop style:type="left" style:position="-0.125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59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60" style:parent-style-name="Normal" style:family="paragraph">
      <style:paragraph-properties fo:text-align="justify" fo:margin-bottom="0in" fo:line-height="100%"/>
    </style:style>
    <style:style style:name="T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64" style:parent-style-name="Normal" style:family="paragraph">
      <style:paragraph-properties fo:text-align="justify" fo:margin-bottom="0in" fo:line-height="100%"/>
    </style:style>
    <style:style style:name="T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6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68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69" style:parent-style-name="Normal" style:family="paragraph">
      <style:paragraph-properties fo:text-align="justify" fo:margin-bottom="0in" fo:line-height="100%" fo:background-color="#D9D9D9"/>
    </style:style>
    <style:style style:name="T7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76" style:parent-style-name="Normal" style:family="paragraph">
      <style:paragraph-properties fo:text-align="justify" fo:margin-bottom="0in" fo:line-height="100%"/>
    </style:style>
    <style:style style:name="T7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7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80" style:parent-style-name="Normal" style:family="paragraph">
      <style:paragraph-properties fo:text-align="justify" fo:margin-bottom="0in" fo:line-height="100%"/>
    </style:style>
    <style:style style:name="T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8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8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84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85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86" style:parent-style-name="Normal" style:family="paragraph">
      <style:paragraph-properties fo:text-align="justify" fo:margin-bottom="0in" fo:line-height="100%"/>
    </style:style>
    <style:style style:name="T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8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8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90" style:parent-style-name="Normal" style:family="paragraph">
      <style:paragraph-properties fo:text-align="justify" fo:margin-bottom="0in" fo:line-height="100%"/>
    </style:style>
    <style:style style:name="T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9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95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96" style:parent-style-name="Normal" style:family="paragraph">
      <style:paragraph-properties fo:text-align="justify" fo:margin-bottom="0in" fo:line-height="100%"/>
    </style:style>
    <style:style style:name="T9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9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00" style:parent-style-name="Normal" style:family="paragraph">
      <style:paragraph-properties fo:text-align="justify" fo:margin-bottom="0in" fo:line-height="100%"/>
    </style:style>
    <style:style style:name="T1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04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105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06" style:parent-style-name="Normal" style:family="paragraph">
      <style:paragraph-properties fo:text-align="justify" fo:margin-bottom="0in" fo:line-height="100%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0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1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13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117" style:parent-style-name="Textoindependiente" style:family="paragraph">
      <style:text-properties style:font-name="Arial" style:font-name-complex="Arial" fo:font-size="10pt" style:font-size-asian="10pt" style:font-size-complex="10pt"/>
    </style:style>
    <style:style style:name="P118" style:parent-style-name="Normal" style:family="paragraph">
      <style:paragraph-properties style:text-autospace="none" fo:text-align="justify" fo:margin-left="0.1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9" style:parent-style-name="Normal" style:family="paragraph">
      <style:paragraph-properties fo:text-align="justify" fo:margin-left="0.4923in" fo:text-indent="0.15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/>
    </style:style>
    <style:style style:name="P120" style:parent-style-name="Normal" style:family="paragraph">
      <style:paragraph-properties style:text-autospace="none" fo:text-align="justify" fo:margin-left="0.15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121" style:parent-style-name="Normal" style:family="paragraph">
      <style:paragraph-properties style:text-autospace="none" fo:text-align="justify" fo:text-indent="0.15in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122" style:parent-style-name="Normal" style:family="paragraph">
      <style:paragraph-properties style:text-autospace="none" fo:text-align="justify" fo:text-indent="0.15in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123" style:parent-style-name="Normal" style:family="paragraph">
      <style:paragraph-properties style:text-autospace="none" fo:text-align="justify" fo:text-indent="0.15in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124" style:parent-style-name="Normal" style:family="paragraph">
      <style:paragraph-properties fo:text-align="justify" fo:margin-bottom="0in" fo:line-height="100%"/>
    </style:style>
    <style:style style:name="T125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T126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2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28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ableColumn130" style:family="table-column">
      <style:table-column-properties style:column-width="1.684in"/>
    </style:style>
    <style:style style:name="TableColumn131" style:family="table-column">
      <style:table-column-properties style:column-width="4.6756in"/>
    </style:style>
    <style:style style:name="Table129" style:family="table">
      <style:table-properties style:width="6.3597in" style:rel-width="100%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padding-top="0.0097in" fo:padding-left="0.1in" fo:padding-bottom="0.0097in" fo:padding-right="0.1in"/>
    </style:style>
    <style:style style:name="P13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35" style:family="table-cell">
      <style:table-cell-properties fo:border="0.0069in solid #000000" fo:padding-top="0.0097in" fo:padding-left="0.1in" fo:padding-bottom="0.0097in" fo:padding-right="0.1in"/>
    </style:style>
    <style:style style:name="P136" style:parent-style-name="Normal" style:family="paragraph">
      <style:paragraph-properties fo:text-align="center" fo:margin-bottom="0in" fo:line-height="100%" fo:margin-right="0.1013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37" style:family="table-row">
      <style:table-row-properties style:min-row-height="0.4958in"/>
    </style:style>
    <style:style style:name="TableCell138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139" style:parent-style-name="Normal" style:family="paragraph">
      <style:paragraph-properties fo:text-align="center" fo:margin-bottom="0in" fo:line-height="100%" fo:margin-right="0.1013in"/>
    </style:style>
    <style:style style:name="T1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42" style:family="table-cell">
      <style:table-cell-properties fo:border="0.0069in solid #000000" fo:padding-top="0.0097in" fo:padding-left="0.1in" fo:padding-bottom="0.0097in" fo:padding-right="0.1in"/>
    </style:style>
    <style:style style:name="P143" style:parent-style-name="Normal" style:family="paragraph">
      <style:paragraph-properties fo:margin-bottom="0in" fo:line-height="100%"/>
    </style:style>
    <style:style style:name="T1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4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4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4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4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4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56" style:parent-style-name="Normal" style:family="paragraph">
      <style:paragraph-properties fo:margin-bottom="0in" fo:line-height="100%"/>
    </style:style>
    <style:style style:name="T1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5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7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1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72" style:parent-style-name="Normal" style:family="paragraph">
      <style:paragraph-properties style:text-autospace="none" fo:text-align="justify" fo:margin-bottom="0in" fo:line-height="100%"/>
    </style:style>
    <style:style style:name="T17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17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17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text-align="justify" fo:margin-bottom="0in" fo:line-height="100%" fo:background-color="#D9D9D9"/>
    </style:style>
    <style:style style:name="T179" style:parent-style-name="Fuentedepárrafopredeter.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180" style:parent-style-name="Fuentedepárrafopredeter.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1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8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185" style:parent-style-name="Normal" style:family="paragraph">
      <style:paragraph-properties style:text-autospace="none" fo:text-align="justify" fo:margin-bottom="0in" fo:line-height="100%"/>
    </style:style>
    <style:style style:name="T1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8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8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9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19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195" style:parent-style-name="Normal" style:family="paragraph">
      <style:paragraph-properties fo:text-align="justify" fo:margin-bottom="0in" fo:line-height="100%"/>
    </style:style>
    <style:style style:name="T19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9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0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02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03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204" style:parent-style-name="Normal" style:family="paragraph">
      <style:paragraph-properties fo:text-align="justify" fo:margin-bottom="0in" fo:line-height="100%"/>
    </style:style>
    <style:style style:name="T2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0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0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08" style:parent-style-name="Normal" style:family="paragraph">
      <style:paragraph-properties fo:text-align="justify" fo:margin-bottom="0in" fo:line-height="100%"/>
    </style:style>
    <style:style style:name="T20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1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12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213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1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215" style:parent-style-name="Normal" style:family="paragraph">
      <style:paragraph-properties fo:text-align="justify" fo:margin-bottom="0in" fo:line-height="100%"/>
    </style:style>
    <style:style style:name="T2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1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1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19" style:parent-style-name="Normal" style:family="paragraph">
      <style:paragraph-properties fo:keep-with-next="always" fo:text-align="justify" fo:margin-bottom="0in" fo:line-height="100%">
        <style:tab-stops>
          <style:tab-stop style:type="left" style:position="0.5909in"/>
        </style:tab-stops>
      </style:paragraph-properties>
      <style:text-properties fo:hyphenate="false"/>
    </style:style>
    <style:style style:name="T22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23" style:parent-style-name="Normal" style:family="paragraph">
      <style:paragraph-properties fo:keep-with-next="always" fo:text-align="justify" fo:margin-bottom="0in" fo:line-height="100%">
        <style:tab-stops>
          <style:tab-stop style:type="left" style:position="0.5909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P224" style:parent-style-name="Normal" style:family="paragraph">
      <style:paragraph-properties fo:text-align="justify" fo:margin-bottom="0in" fo:line-height="100%" fo:background-color="#D9D9D9"/>
    </style:style>
    <style:style style:name="T22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2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2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3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31" style:parent-style-name="Textoindependiente" style:family="paragraph">
      <style:paragraph-properties>
        <style:tab-stops>
          <style:tab-stop style:type="left" style:position="0.492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232" style:parent-style-name="Textoindependiente" style:family="paragraph">
      <style:paragraph-properties>
        <style:tab-stops>
          <style:tab-stop style:type="left" style:position="0.4923in"/>
        </style:tab-stops>
      </style:paragraph-properties>
    </style:style>
    <style:style style:name="T2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3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36" style:parent-style-name="Normal" style:family="paragraph">
      <style:paragraph-properties fo:text-align="justify" fo:margin-bottom="0in" fo:line-height="100%"/>
    </style:style>
    <style:style style:name="T2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40" style:parent-style-name="Normal" style:family="paragraph">
      <style:paragraph-properties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241" style:parent-style-name="Normal" style:family="paragraph">
      <style:paragraph-properties fo:text-align="justify" fo:margin-bottom="0in" fo:line-height="100%" fo:background-color="#D9D9D9"/>
    </style:style>
    <style:style style:name="T2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5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251" style:parent-style-name="Normal" style:family="paragraph">
      <style:paragraph-properties fo:text-align="justify" fo:margin-bottom="0in" fo:line-height="100%"/>
    </style:style>
    <style:style style:name="T2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5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55" style:parent-style-name="Normal" style:family="paragraph">
      <style:paragraph-properties fo:text-align="justify" fo:margin-bottom="0in" fo:line-height="100%"/>
    </style:style>
    <style:style style:name="T2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25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59" style:parent-style-name="Normal" style:family="paragraph">
      <style:paragraph-properties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260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61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262" style:parent-style-name="Normal" style:family="paragraph">
      <style:paragraph-properties fo:text-align="justify" fo:margin-bottom="0in" fo:line-height="100%"/>
    </style:style>
    <style:style style:name="T2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6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66" style:parent-style-name="Normal" style:family="paragraph">
      <style:paragraph-properties fo:text-align="justify" fo:margin-bottom="0in" fo:line-height="100%"/>
    </style:style>
    <style:style style:name="T2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69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270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71" style:parent-style-name="Textoindependiente" style:family="paragraph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en" fo:country="US"/>
    </style:style>
    <style:style style:name="P272" style:parent-style-name="Normal" style:family="paragraph">
      <style:paragraph-properties fo:text-align="justify" fo:margin-bottom="0in" fo:line-height="100%"/>
    </style:style>
    <style:style style:name="T2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7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7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7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7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78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279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80" style:parent-style-name="Textoindependiente" style:family="paragraph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81" style:parent-style-name="Normal" style:family="paragraph">
      <style:paragraph-properties fo:text-align="justify" fo:margin-bottom="0in" fo:line-height="100%">
        <style:tab-stops>
          <style:tab-stop style:type="left" style:position="6.8534in"/>
        </style:tab-stops>
      </style:paragraph-properties>
    </style:style>
    <style:style style:name="T2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8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8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8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28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88" style:parent-style-name="Normal" style:family="paragraph">
      <style:paragraph-properties fo:text-align="justify" fo:margin-bottom="0in" fo:line-height="100%" fo:margin-left="0.1972in">
        <style:tab-stops>
          <style:tab-stop style:type="left" style:position="-0.6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89" style:parent-style-name="Normal" style:family="paragraph">
      <style:paragraph-properties fo:text-align="justify" fo:margin-bottom="0in" fo:line-height="100%" fo:margin-left="0.1972in">
        <style:tab-stops>
          <style:tab-stop style:type="left" style:position="-0.6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90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9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fo:language="en" fo:country="US" style:language-asian="pt" style:country-asian="BR"/>
    </style:style>
    <style:style style:name="P292" style:parent-style-name="Normal" style:family="paragraph">
      <style:paragraph-properties fo:text-align="justify" fo:margin-bottom="0in" fo:line-height="100%"/>
    </style:style>
    <style:style style:name="T29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9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9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9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9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29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0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30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302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 fo:hyphenate="false"/>
    </style:style>
    <style:style style:name="P30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background-color="#FFFF00" fo:hyphenate="false"/>
    </style:style>
    <style:style style:name="P304" style:parent-style-name="Normal" style:family="paragraph">
      <style:paragraph-properties fo:text-align="justify" fo:margin-bottom="0in" fo:line-height="100%"/>
      <style:text-properties fo:hyphenate="false"/>
    </style:style>
    <style:style style:name="T305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306" style:parent-style-name="Normal" style:family="paragraph">
      <style:paragraph-properties fo:text-align="justify" fo:margin-bottom="0in" fo:line-height="100%" fo:margin-left="0.25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background-color="#FFFF00" fo:hyphenate="false"/>
    </style:style>
    <style:style style:name="P307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308" style:parent-style-name="Normal" style:family="paragraph">
      <style:paragraph-properties fo:text-align="justify" fo:margin-bottom="0in" fo:line-height="100%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/>
    </style:style>
    <style:style style:name="P309" style:parent-style-name="Normal" style:family="paragraph">
      <style:paragraph-properties fo:text-align="justify" fo:margin-bottom="0in" fo:line-height="100%"/>
    </style:style>
    <style:style style:name="T310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31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312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313" style:parent-style-name="Normal" style:family="paragraph">
      <style:paragraph-properties fo:text-align="justify" fo:margin-bottom="0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314" style:parent-style-name="Normal" style:family="paragraph">
      <style:paragraph-properties style:text-autospace="none"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315" style:parent-style-name="Normal" style:family="paragraph">
      <style:paragraph-properties fo:text-align="justify" fo:margin-bottom="0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316" style:parent-style-name="Normal" style:family="paragraph">
      <style:paragraph-properties fo:widows="0" fo:orphans="0" fo:text-align="justify" fo:margin-bottom="0in" fo:line-height="100%" fo:background-color="#D9D9D9"/>
    </style:style>
    <style:style style:name="T3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PT"/>
    </style:style>
    <style:style style:name="T3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24" style:parent-style-name="Normal" style:family="paragraph">
      <style:paragraph-properties style:text-autospace="none" fo:text-align="justify" fo:margin-bottom="0in" fo:line-height="100%"/>
    </style:style>
    <style:style style:name="T32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 style:language-asian="pt" style:country-asian="BR"/>
    </style:style>
    <style:style style:name="T32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27" style:parent-style-name="Normal" style:family="paragraph">
      <style:paragraph-properties fo:text-align="justify" fo:margin-bottom="0in" fo:line-height="100%"/>
    </style:style>
    <style:style style:name="T3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29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330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331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332" style:parent-style-name="Normal" style:family="paragraph">
      <style:paragraph-properties fo:widows="0" fo:orphans="0" fo:text-align="justify" fo:margin-bottom="0in" fo:line-height="100%" fo:background-color="#D9D9D9"/>
    </style:style>
    <style:style style:name="T3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PT"/>
    </style:style>
    <style:style style:name="T33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3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3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42" style:parent-style-name="Normal" style:family="paragraph">
      <style:paragraph-properties style:text-autospace="none" fo:text-align="justify" fo:margin-bottom="0in" fo:line-height="100%"/>
    </style:style>
    <style:style style:name="T3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 style:language-asian="pt" style:country-asian="BR"/>
    </style:style>
    <style:style style:name="T344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345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346" style:parent-style-name="Normal" style:family="paragraph">
      <style:paragraph-properties fo:text-align="justify" fo:margin-bottom="0in" fo:line-height="100%"/>
    </style:style>
    <style:style style:name="T3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48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349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50" style:parent-style-name="Normal" style:family="paragraph">
      <style:paragraph-properties fo:widows="0" fo:orphans="0" fo:text-align="justify" fo:margin-bottom="0in" fo:line-height="100%" fo:background-color="#D9D9D9"/>
    </style:style>
    <style:style style:name="T3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5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5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59" style:parent-style-name="Normal" style:family="paragraph">
      <style:paragraph-properties fo:text-align="justify" fo:margin-bottom="0in" fo:line-height="100%"/>
    </style:style>
    <style:style style:name="T3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6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6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63" style:parent-style-name="Normal" style:family="paragraph">
      <style:paragraph-properties fo:text-align="justify" fo:margin-bottom="0in" fo:line-height="100%"/>
    </style:style>
    <style:style style:name="T3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65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366" style:parent-style-name="Normal" style:family="paragraph">
      <style:paragraph-properties fo:text-align="justify" fo:margin-bottom="0in" fo:line-height="100%" fo:background-color="#FFFFFF">
        <style:tab-stops>
          <style:tab-stop style:type="left" style:position="5.9062in"/>
          <style:tab-stop style:type="left" style:position="6.8729in"/>
        </style:tab-stops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67" style:parent-style-name="Textoindependiente" style:family="paragraph">
      <style:paragraph-properties fo:background-color="#D9D9D9"/>
    </style:style>
    <style:style style:name="T3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76" style:parent-style-name="Normal" style:family="paragraph">
      <style:paragraph-properties fo:text-align="justify" fo:margin-bottom="0in" fo:line-height="100%"/>
    </style:style>
    <style:style style:name="T37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80" style:parent-style-name="Normal" style:family="paragraph">
      <style:paragraph-properties fo:text-align="justify" fo:margin-bottom="0in" fo:line-height="100%"/>
    </style:style>
    <style:style style:name="T3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82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383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384" style:parent-style-name="Normal" style:family="paragraph">
      <style:paragraph-properties fo:widows="0" fo:orphans="0" fo:text-align="justify" fo:margin-bottom="0in" fo:line-height="100%" fo:background-color="#D9D9D9"/>
    </style:style>
    <style:style style:name="T3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93" style:parent-style-name="Normal" style:family="paragraph">
      <style:paragraph-properties fo:text-align="justify" fo:margin-bottom="0in" fo:line-height="100%"/>
    </style:style>
    <style:style style:name="T39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9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9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9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98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399" style:parent-style-name="Textoindependiente" style:family="paragraph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00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01" style:parent-style-name="Normal" style:family="paragraph">
      <style:paragraph-properties fo:text-align="justify" fo:margin-bottom="0in" fo:line-height="100%">
        <style:tab-stops>
          <style:tab-stop style:type="left" style:position="6.8534in"/>
        </style:tab-stops>
      </style:paragraph-properties>
    </style:style>
    <style:style style:name="T4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0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0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0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06" style:parent-style-name="Fuentedepárrafopredeter." style:family="text">
      <style:text-properties style:font-name="Arial" style:font-name-complex="Arial" fo:font-weight="bold" style:font-weight-asian="bold" fo:font-style="normal" style:font-style-asian="normal" fo:font-size="10pt" style:font-size-asian="10pt" style:font-size-complex="10pt" fo:language="en" fo:country="US"/>
    </style:style>
    <style:style style:name="T407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408" style:parent-style-name="Normal" style:family="paragraph">
      <style:paragraph-properties fo:widows="0" fo:orphans="0"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09" style:parent-style-name="Normal" style:family="paragraph">
      <style:paragraph-properties fo:widows="0" fo:orphans="0" fo:text-align="justify" fo:margin-bottom="0in" fo:line-height="100%" fo:background-color="#D9D9D9"/>
    </style:style>
    <style:style style:name="T41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1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1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1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18" style:parent-style-name="Normal" style:family="paragraph">
      <style:paragraph-properties fo:text-align="justify" fo:margin-bottom="0in" fo:line-height="100%">
        <style:tab-stops>
          <style:tab-stop style:type="left" style:position="6.8534in"/>
        </style:tab-stops>
      </style:paragraph-properties>
    </style:style>
    <style:style style:name="T4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2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2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22" style:parent-style-name="Normal" style:family="paragraph">
      <style:paragraph-properties fo:text-align="justify" fo:margin-bottom="0in" fo:line-height="100%"/>
      <style:text-properties fo:hyphenate="false"/>
    </style:style>
    <style:style style:name="T4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24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25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426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27" style:parent-style-name="Normal" style:family="paragraph">
      <style:paragraph-properties fo:widows="0" fo:orphans="0" fo:text-align="justify" fo:margin-bottom="0in" fo:line-height="100%" fo:background-color="#D9D9D9"/>
    </style:style>
    <style:style style:name="T4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36" style:parent-style-name="Normal" style:family="paragraph">
      <style:paragraph-properties fo:text-align="justify" fo:margin-bottom="0in" fo:line-height="100%"/>
    </style:style>
    <style:style style:name="T4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3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4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42" style:parent-style-name="Normal" style:family="paragraph">
      <style:paragraph-properties fo:keep-with-next="always" fo:text-align="justify" fo:margin-bottom="0in" fo:line-height="100%">
        <style:tab-stops>
          <style:tab-stop style:type="left" style:position="0.5909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 fo:hyphenate="false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Normal" style:family="paragraph">
      <style:paragraph-properties fo:text-align="justify" fo:margin-top="0.0694in" fo:margin-bottom="0.0694in" fo:line-height="100%" fo:background-color="#D9D9D9"/>
    </style:style>
    <style:style style:name="T44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P447" style:parent-style-name="Normal" style:family="paragraph">
      <style:paragraph-properties fo:text-align="justify" fo:margin-top="0.0694in" fo:margin-bottom="0.0694in" fo:line-height="100%"/>
    </style:style>
    <style:style style:name="T448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44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450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451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452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453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ableRow454" style:family="table-row">
      <style:table-row-properties style:min-row-height="0.8784in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" style:family="paragraph">
      <style:paragraph-properties fo:text-align="justify" fo:margin-top="0.0694in" fo:margin-bottom="0.0694in" fo:line-height="100%" fo:background-color="#D9D9D9"/>
    </style:style>
    <style:style style:name="T45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P458" style:parent-style-name="Normal" style:family="paragraph">
      <style:paragraph-properties fo:text-align="justify" fo:margin-top="0.0694in" fo:margin-bottom="0.0694in" fo:line-height="100%"/>
    </style:style>
    <style:style style:name="T459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4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6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462" style:family="table-row">
      <style:table-row-properties style:min-row-height="0.6937in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Normal" style:family="paragraph">
      <style:paragraph-properties fo:text-align="justify" fo:margin-top="0.0694in" fo:margin-bottom="0.0694in" fo:line-height="100%" fo:background-color="#D9D9D9"/>
    </style:style>
    <style:style style:name="T46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P466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ableRow467" style:family="table-row">
      <style:table-row-properties style:min-row-height="1.3631in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Normal" style:family="paragraph">
      <style:paragraph-properties fo:text-align="justify" fo:margin-top="0.0694in" fo:margin-bottom="0.0694in" fo:line-height="100%" fo:background-color="#D9D9D9"/>
    </style:style>
    <style:style style:name="T47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47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47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P473" style:parent-style-name="Normal" style:family="paragraph">
      <style:paragraph-properties fo:text-align="justify" fo:margin-top="0.0694in" fo:margin-bottom="0.0694in" fo:line-height="100%"/>
    </style:style>
    <style:style style:name="T474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475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476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477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478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479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48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48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82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font-size="10pt" style:font-size-asian="10pt" style:font-size-complex="10pt" style:language-asian="pt" style:country-asian="BR"/>
    </style:style>
    <style:style style:name="T48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484" style:parent-style-name="Normal" style:family="paragraph">
      <style:paragraph-properties fo:text-align="justify" fo:margin-bottom="0in" fo:line-height="100%"/>
    </style:style>
    <style:style style:name="T485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486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en" fo:country="US"/>
    </style:style>
    <style:style style:name="T487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en" fo:country="US"/>
    </style:style>
    <style:style style:name="T488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48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asian="pt" style:country-asian="BR"/>
    </style:style>
    <style:style style:name="TableRow490" style:family="table-row">
      <style:table-row-properties style:min-row-height="1.1756in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Normal" style:family="paragraph">
      <style:paragraph-properties fo:text-align="justify" fo:margin-top="0.0694in" fo:margin-bottom="0.0694in" fo:line-height="100%" fo:background-color="#D9D9D9"/>
    </style:style>
    <style:style style:name="T49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494" style:parent-style-name="Fuentedepárrafopredeter.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495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496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P497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98" style:parent-style-name="Párrafodelista" style:family="paragraph">
      <style:paragraph-properties fo:margin-bottom="0in" fo:line-height="100%" fo:margin-left="0.3937in">
        <style:tab-stops/>
      </style:paragraph-properties>
    </style:style>
    <style:style style:name="T4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02" style:parent-style-name="Párrafodelista" style:family="paragraph">
      <style:paragraph-properties fo:margin-bottom="0in" fo:line-height="100%" fo:margin-left="0.3937in">
        <style:tab-stops/>
      </style:paragraph-properties>
    </style:style>
    <style:style style:name="T5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509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510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51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1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14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515" style:parent-style-name="Normal" style:family="paragraph">
      <style:paragraph-properties fo:text-align="justify" fo:margin-bottom="0in" fo:line-height="100%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16" style:parent-style-name="Normal" style:family="paragraph">
      <style:paragraph-properties fo:text-align="justify" fo:margin-bottom="0in" fo:line-height="100%">
        <style:tab-stops>
          <style:tab-stop style:type="left" style:position="0.1972in"/>
        </style:tab-stops>
      </style:paragraph-properties>
    </style:style>
    <style:style style:name="T51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19" style:parent-style-name="Párrafodelista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20" style:parent-style-name="Normal" style:family="paragraph">
      <style:paragraph-properties style:text-autospace="none" fo:text-align="justify" fo:margin-bottom="0in" fo:line-height="100%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21" style:parent-style-name="Normal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522" style:parent-style-name="Normal" style:family="paragraph">
      <style:paragraph-properties style:text-autospace="none" fo:text-align="justify"/>
    </style:style>
    <style:style style:name="T523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5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25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526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P527" style:parent-style-name="Normal" style:family="paragraph">
      <style:paragraph-properties style:text-autospace="none" fo:text-align="justify" fo:line-height="100%"/>
    </style:style>
    <style:style style:name="T528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529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en" fo:country="US"/>
    </style:style>
    <style:style style:name="T530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en" fo:country="US"/>
    </style:style>
    <style:style style:name="T53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532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en" fo:country="US"/>
    </style:style>
    <style:style style:name="P5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</office:automatic-styles>
  <office:body>
    <office:text text:use-soft-page-breaks="true">
      <text:p text:style-name="P1">INFORMAÇÕES E DOCUMENTOS EXIGIDOS ANEXOS AO REQUERIMENTO<text:s/></text:p>
      <text:p text:style-name="P4"><text:span text:style-name="T5">ANEXO II, ITEM<text:s/></text:span><text:span text:style-name="T6">2</text:span><text:span text:style-name="T7">2</text:span><text:span text:style-name="T8"><text:s/>DO DECRETO 4.074/02 E ALTERADO PELO<text:s/></text:span><text:span text:style-name="T9">DEC. 5.981/06</text:span></text:p>
      <text:p text:style-name="P10"/>
      <text:p text:style-name="P11"><text:span text:style-name="T12">PRODUTO FORMULADO A BASE</text:span><text:span text:style-name="T13"><text:s/>DE PRODUTO TÉCNICO EQUIVALENTE</text:span></text:p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22.1. Relatório de estudos de propriedades físico-químicas;</text:p>
            <text:p text:style-name="P20"/>
            <text:p text:style-name="P21">22.1.1 - Estado físico, aspecto, cor e odor (Anexo<text:s/>22.1.1)</text:p>
            <text:p text:style-name="P22"><text:span text:style-name="T23">Resultado</text:span><text:span text:style-name="T24">:<text:s/></text:span><text:bookmark-start text:name="bmkResultadoC01"/><text:span text:style-name="T25">Studies/Physical, eco and toxicological/Result BR</text:span><text:bookmark-end text:name="bmkResultadoC01"/></text:p>
            <text:p text:style-name="P26"><text:span text:style-name="T27">Ref.:<text:s/></text:span><text:bookmark-start text:name="bmkReferenciaC01"/><text:span text:style-name="T28">Studies/Physical, eco and toxicological/Code. "Title". Laboratoy. Director, Page, End Date.</text:span><text:bookmark-end text:name="bmkReferenciaC01"/></text:p>
            <text:p text:style-name="P29"/>
            <text:p text:style-name="P30">22.1.2 - Solubilidade/Miscibilidade (Anexo<text:s/>22.1.2)</text:p>
            <text:p text:style-name="P31"><text:span text:style-name="T32">Resultado</text:span><text:span text:style-name="T33">:</text:span><text:span text:style-name="T34"><text:s/></text:span><text:bookmark-start text:name="bmkResultadoC08"/><text:span text:style-name="T35">Studies/Physical, eco and toxicological/Result BR</text:span><text:bookmark-end text:name="bmkResultadoC08"/></text:p>
            <text:p text:style-name="P36"><text:span text:style-name="T37">Ref.:<text:s/></text:span><text:bookmark-start text:name="bmkReferenciaC08"/><text:span text:style-name="T38">Studies/Physical, eco and toxicological/Code. "Title". Laboratoy. Director, Page, End Date.</text:span><text:bookmark-end text:name="bmkReferenciaC08"/></text:p>
            <text:p text:style-name="P39"/>
            <text:p text:style-name="P40">22.1.3 - pH (Anexo<text:s/>22.1.3)<text:s/></text:p>
            <text:p text:style-name="P41"><text:span text:style-name="T42">Resultado</text:span><text:span text:style-name="T43">:<text:s/></text:span><text:bookmark-start text:name="bmkResultadoC09"/><text:span text:style-name="T44">Studies/Physical, eco and toxicological/Result BR</text:span><text:bookmark-end text:name="bmkResultadoC09"/></text:p>
            <text:p text:style-name="P45"><text:span text:style-name="T46">Ref.:<text:s/></text:span><text:bookmark-start text:name="bmkReferenciaC09"/><text:span text:style-name="T47">Studies/Physical, eco and toxicological/Code. "Title". Laboratoy. Director, Page, End Date.</text:span><text:bookmark-end text:name="bmkReferenciaC09"/></text:p>
            <text:p text:style-name="P48"/>
            <text:p text:style-name="P49">22.1.4 - Densidade (Anexo<text:s/>22.1.4)</text:p>
            <text:p text:style-name="P50"><text:span text:style-name="T51">Resultado</text:span><text:span text:style-name="T52">:<text:s/></text:span><text:bookmark-start text:name="bmkResultadoC15"/><text:span text:style-name="T53">Studies/Physical, eco and toxicological/Result BR</text:span><text:bookmark-end text:name="bmkResultadoC15"/></text:p>
            <text:p text:style-name="P54"><text:span text:style-name="T55">Ref.:</text:span><text:span text:style-name="T56"><text:s/></text:span><text:bookmark-start text:name="bmkReferenciaC15"/><text:span text:style-name="T57">Studies/Physical, eco and toxicological/Code. "Title". Laboratoy. Director, Page, End Date.</text:span><text:bookmark-end text:name="bmkReferenciaC15"/></text:p>
            <text:p text:style-name="P58"/>
            <text:p text:style-name="P59">22.1.5 - Tensão Superficial (Anexo<text:s/>22.1.5)</text:p>
            <text:p text:style-name="P60"><text:span text:style-name="T61">Resultado</text:span><text:span text:style-name="T62">:<text:s/></text:span><text:bookmark-start text:name="bmkResultadoC16"/><text:span text:style-name="T63">Studies/Physical, eco and toxicological/Result BR</text:span><text:bookmark-end text:name="bmkResultadoC16"/></text:p>
            <text:p text:style-name="P64"><text:span text:style-name="T65">Ref.:</text:span><text:span text:style-name="T66"><text:s/></text:span><text:bookmark-start text:name="bmkReferenciaC16"/><text:span text:style-name="T67">Studies/Physical, eco and toxicological/Code. "Title". Laboratoy. Director, Page, End Date.</text:span><text:bookmark-end text:name="bmkReferenciaC16"/></text:p>
            <text:p text:style-name="P68"/>
            <text:p text:style-name="P69"><text:span text:style-name="T70">22.1.6 -<text:s/></text:span><text:bookmark-start text:name="bmkC17C18"/><text:span text:style-name="T71">Studies/Physical, eco and toxicological/Category</text:span><text:bookmark-end text:name="bmkC17C18"/><text:span text:style-name="T72"><text:s/>(A</text:span><text:span text:style-name="T73">nexo<text:s/></text:span><text:span text:style-name="T74">22.1.6</text:span><text:span text:style-name="T75">)</text:span></text:p>
            <text:p text:style-name="P76"><text:span text:style-name="T77">Resultado</text:span><text:span text:style-name="T78">:<text:s/></text:span><text:bookmark-start text:name="bmkResultadoC17C18"/><text:span text:style-name="T79">Studies/Physical, eco and toxicological/Result BR</text:span><text:bookmark-end text:name="bmkResultadoC17C18"/></text:p>
            <text:p text:style-name="P80"><text:span text:style-name="T81">Ref.:<text:s/></text:span><text:bookmark-start text:name="bmkReferenciaC17C18"/><text:span text:style-name="T82">Studies/Physical, eco and toxicological/Code. "Title". Laboratoy. Director, Page, End Date.</text:span><text:bookmark-end text:name="bmkReferenciaC17C18"/><text:span text:style-name="T83">.</text:span></text:p>
            <text:p text:style-name="P84"/>
            <text:p text:style-name="P85">22.1.7 - Corrosividade (Anexo<text:s/>22.1.7)</text:p>
            <text:p text:style-name="P86"><text:span text:style-name="T87">Resultado</text:span><text:span text:style-name="T88">:<text:s/></text:span><text:bookmark-start text:name="bmkResultadoC19"/><text:span text:style-name="T89">Studies/Physical, eco and toxicological/Result BR</text:span><text:bookmark-end text:name="bmkResultadoC19"/></text:p>
            <text:p text:style-name="P90"><text:span text:style-name="T91">Ref.:<text:s/></text:span><text:bookmark-start text:name="bmkReferenciaC19"/><text:span text:style-name="T92">Studies/Physical, eco and toxicological/Code.<text:s/></text:span><text:span text:style-name="T93">"Title". Laboratoy. Director, Page, End Date.</text:span><text:bookmark-end text:name="bmkReferenciaC19"/></text:p>
            <text:p text:style-name="P94"/>
            <text:p text:style-name="P95">22.1.8 - Estabilidade Térmica e ao Ar (Anexo<text:s/>22.1.8)</text:p>
            <text:p text:style-name="P96"><text:span text:style-name="T97">Resultado</text:span><text:span text:style-name="T98">:<text:s/></text:span><text:bookmark-start text:name="bmkResultadoC20"/><text:span text:style-name="T99">Studies/Physical, eco and toxicological/Result BR</text:span><text:bookmark-end text:name="bmkResultadoC20"/></text:p>
            <text:p text:style-name="P100"><text:span text:style-name="T101">Ref.:</text:span><text:span text:style-name="T102"><text:s/></text:span><text:bookmark-start text:name="bmkReferenciaC20"/><text:span text:style-name="T103">Studies/Physical, eco and toxicological/Code. "Title". Laboratoy. Director, Page, End Date.</text:span><text:bookmark-end text:name="bmkReferenciaC20"/></text:p>
            <text:p text:style-name="P104"/>
            <text:p text:style-name="P105">22.1.9 - Ponto de Fulgor (Anexo<text:s/>22.1.9)</text:p>
            <text:p text:style-name="P106"><text:span text:style-name="T107">Resultado</text:span><text:span text:style-name="T108">:<text:s/></text:span><text:bookmark-start text:name="bmkResultadoC21"/><text:span text:style-name="T109">Studies/Physical, eco and toxicological/Result BR</text:span><text:bookmark-end text:name="bmkResultadoC21"/></text:p>
            <text:p text:style-name="Textoindependiente"><text:span text:style-name="T110">Ref.:</text:span><text:span text:style-name="T111"><text:s/></text:span><text:bookmark-start text:name="bmkReferenciaC21"/><text:span text:style-name="T112">Studies/Physical, eco and toxicological/Code. "Title". Laboratoy. Director, Page, End Date.</text:span><text:bookmark-end text:name="bmkReferenciaC21"/></text:p>
            <text:p text:style-name="P113"/>
          </table:table-cell>
        </table:table-row>
        <table:table-row table:style-name="TableRow114">
          <table:table-cell table:style-name="TableCell115">
            <text:p text:style-name="P116">22.2. Relatório de estudo de resíduos, intervalo de segurança e, quando for o caso, limite dos resíduos estranhos;</text:p>
            <text:p text:style-name="P117"/>
            <text:p text:style-name="P118"><text:bookmark-start text:name="bkmSemResiduo"/>Trata-se de registro de Produto Formulado com base em Produto Técnico Equivalente, e, segundo o Decreto Nº 5.981, de 06 de dezembro de 2006:</text:p>
            <text:p text:style-name="P119"/>
            <text:p text:style-name="P120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<text:s/><text:soft-page-break/>registrados,  apresentarem todas as características a seguir:</text:p>
            <text:p text:style-name="P121">I - mesmo tipo de formulação;</text:p>
            <text:p text:style-name="P122">II - mesmas indicações de culturas e modalidades de emprego já registradas;</text:p>
            <text:p text:style-name="P123">III - aplicação de quantidade igual ou inferior de ingrediente ativo durante o ciclo ou safra da cultura; e</text:p>
            <text:p text:style-name="P124"><text:span text:style-name="T125">IV - intervalo de segurança igual ou superior.</text:span><text:bookmark-end text:name="bkmSemResiduo"/><text:span text:style-name="T126"><text:s/></text:span><text:span text:style-name="T127"><text:s/></text:span><text:bookmark-start text:name="bkmComResiduo"/></text:p>
            <text:p text:style-name="P128"/>
            <table:table table:style-name="Table129">
              <table:table-columns>
                <table:table-column table:style-name="TableColumn130"/>
                <table:table-column table:style-name="TableColumn131"/>
              </table:table-columns>
              <table:table-row table:style-name="TableRow132">
                <table:table-cell table:style-name="TableCell133">
                  <text:p text:style-name="P134">Laudo</text:p>
                </table:table-cell>
                <table:table-cell table:style-name="TableCell135">
                  <text:p text:style-name="P136">Título / Instituição / Autor / Data</text:p>
                </table:table-cell>
              </table:table-row>
              <table:table-row table:style-name="TableRow137">
                <table:table-cell table:style-name="TableCell138">
                  <text:p text:style-name="P139"><text:bookmark-start text:name="bkmResidueCode"/><text:bookmark-start text:name="bkmResidues"/><text:span text:style-name="T140">Studies/Residue/Code</text:span><text:bookmark-end text:name="bkmResidueCode"/><text:span text:style-name="T141"><text:s/></text:span></text:p>
                </table:table-cell>
                <table:table-cell table:style-name="TableCell142">
                  <text:p text:style-name="P143"><text:span text:style-name="T144">Laboratorio:</text:span><text:span text:style-name="T145"><text:s/></text:span><text:bookmark-start text:name="bkmResidueTitle"/><text:span text:style-name="T146">Study/Residue/Laboratory – Title</text:span><text:bookmark-end text:name="bkmResidueTitle"/><text:span text:style-name="T147">.<text:s/></text:span><text:bookmark-start text:name="bkmResidueLaboratory"/><text:span text:style-name="T148">Registration/Residue/Name</text:span><text:bookmark-end text:name="bkmResidueLaboratory"/><text:span text:style-name="T149">.</text:span><text:span text:style-name="T150"><text:s/></text:span><text:span text:style-name="T151">.</text:span><text:bookmark-start text:name="bkmResidueAuthor"/><text:span text:style-name="T152">Study/Residue/Author</text:span><text:bookmark-end text:name="bkmResidueAuthor"/><text:span text:style-name="T153"><text:s/></text:span><text:bookmark-start text:name="bkmLabDate"/><text:span text:style-name="T154">Study/Residue/Date</text:span><text:bookmark-end text:name="bkmLabDate"/><text:span text:style-name="T155"><text:s/></text:span></text:p>
                  <text:p text:style-name="P156"><text:span text:style-name="T157">Campo</text:span><text:span text:style-name="T158">:<text:s/></text:span><text:span text:style-name="T159"><text:s/></text:span><text:bookmark-start text:name="bkmResidueFieldTitle"/><text:span text:style-name="T160">Study/Residue/Field - Title</text:span><text:bookmark-end text:name="bkmResidueFieldTitle"/><text:span text:style-name="T161"><text:s/></text:span><text:span text:style-name="T162">.</text:span><text:bookmark-start text:name="bkmResidueFieldLab"/><text:span text:style-name="T163">Registration/Residue/Name</text:span><text:bookmark-end text:name="bkmResidueFieldLab"/><text:span text:style-name="T164"><text:s/></text:span><text:span text:style-name="T165">.</text:span><text:bookmark-start text:name="bkmResidueFieldAut"/><text:span text:style-name="T166">Study/Residue/Author</text:span><text:bookmark-end text:name="bkmResidueFieldAut"/><text:span text:style-name="T167"><text:s/></text:span><text:span text:style-name="T168"><text:s/></text:span><text:bookmark-start text:name="bkmFieldDate"/><text:span text:style-name="T169">Study/Residue/Date</text:span><text:bookmark-end text:name="bkmFieldDate"/><text:span text:style-name="T170"><text:s/></text:span></text:p>
                </table:table-cell>
              </table:table-row>
            </table:table>
            <text:p text:style-name="P171"><text:bookmark-end text:name="bkmResidues"/></text:p>
            <text:p text:style-name="P172"><text:bookmark-start text:name="bmkRelResiduo"/><text:bookmark-start text:name="bkmResidueResults"/><text:span text:style-name="T173">Study/Residue/ResultBR</text:span><text:bookmark-end text:name="bmkRelResiduo"/></text:p>
            <text:p text:style-name="P174"><text:s/><text:bookmark-end text:name="bkmResidueResults"/></text:p>
            <text:p text:style-name="P175"><text:bookmark-end text:name="bkmComResiduo"/></text:p>
          </table:table-cell>
        </table:table-row>
        <text:soft-page-break/>
        <table:table-row table:style-name="TableRow176">
          <table:table-cell table:style-name="TableCell177">
            <text:p text:style-name="P178"><text:span text:style-name="T179">22.3. Método analítico e sua sensibilidade para determinação de resíduos de agrotóxico, para fins de monitoramento e fis</text:span><text:span text:style-name="T180">calização<text:s/></text:span><text:span text:style-name="T181">(Anexo 22.3</text:span><text:span text:style-name="T182">.1</text:span><text:span text:style-name="T183">);</text:span></text:p>
            <text:p text:style-name="P184"><text:bookmark-start text:name="bkmInfoResi"/></text:p>
            <text:p text:style-name="P185"><text:span text:style-name="T186">Segue anexo “Método analítico para determinação de resíduos de<text:s/></text:span><text:bookmark-start text:name="bkmIng"/><text:span text:style-name="T187">Product/Active Ingredient/Common Name</text:span><text:bookmark-end text:name="bkmIng"/><text:span text:style-name="T188"><text:s/>em diversas culturas”</text:span><text:span text:style-name="T189">.</text:span></text:p>
            <text:p text:style-name="P190"><text:s/><text:bookmark-end text:name="bkmInfoResi"/></text:p>
          </table:table-cell>
        </table:table-row>
        <table:table-row table:style-name="TableRow191">
          <table:table-cell table:style-name="TableCell192">
            <text:p text:style-name="P193">22.4. Intervalo de reentrada de pessoas nas áreas tratadas;</text:p>
            <text:p text:style-name="P194"/>
            <text:p text:style-name="P195"><text:bookmark-start text:name="bkmInfoReen"/><text:span text:style-name="T196">Product/Tecnical/Information/Description</text:span><text:bookmark-end text:name="bkmInfoReen"/></text:p>
            <text:p text:style-name="P197"/>
          </table:table-cell>
        </table:table-row>
        <table:table-row table:style-name="TableRow198">
          <table:table-cell table:style-name="TableCell199">
            <text:p text:style-name="P200">22.5. Estudos toxicológicos agudos e de mutagenicidade;</text:p>
            <text:p text:style-name="P201"/>
            <text:p text:style-name="P202">22.5.1 Avaliação da dose letal 50 aguda oral (Anexo<text:s/>22.5.1)</text:p>
            <text:p text:style-name="P203"/>
            <text:p text:style-name="P204"><text:span text:style-name="T205">Resultado</text:span><text:span text:style-name="T206">:<text:s/></text:span><text:bookmark-start text:name="bmkResultadoF111"/><text:span text:style-name="T207">Studies/Physical, eco and toxicological/Result BR</text:span><text:bookmark-end text:name="bmkResultadoF111"/></text:p>
            <text:p text:style-name="P208"><text:span text:style-name="T209">Ref.:<text:s/></text:span><text:bookmark-start text:name="bmkReferenciaF111"/><text:span text:style-name="T210">Studies/Physical, eco and toxicological/Code.<text:s/></text:span><text:span text:style-name="T211">"Title". Laboratoy. Director, Page, End Date.</text:span><text:bookmark-end text:name="bmkReferenciaF111"/></text:p>
            <text:p text:style-name="P212"/>
            <text:p text:style-name="P213">22.5.2 Avaliação da dose letal 50 aguda dermal (Anexo<text:s/>22.5.2)</text:p>
            <text:p text:style-name="P214"/>
            <text:p text:style-name="P215"><text:span text:style-name="T216">Resultado</text:span><text:span text:style-name="T217">:<text:s/></text:span><text:bookmark-start text:name="bmkResultadoF31"/><text:span text:style-name="T218">Studies/Physical, eco and toxicological/Result BR</text:span><text:bookmark-end text:name="bmkResultadoF31"/></text:p>
            <text:p text:style-name="P219"><text:span text:style-name="T220">Ref.:<text:s/></text:span><text:bookmark-start text:name="bmkReferenciaF31"/><text:span text:style-name="T221">Studies/Physical, eco and toxicological/Code.<text:s/></text:span><text:span text:style-name="T222">"Title". Laboratoy. Director, Page, End Date.</text:span><text:bookmark-end text:name="bmkReferenciaF31"/></text:p>
            <text:p text:style-name="P223"/>
            <text:p text:style-name="P224"><text:span text:style-name="T225">22.5.3 - Avaliação da concentração letal 50 inalatória (A</text:span><text:span text:style-name="T226">nexo</text:span><text:span text:style-name="T227"><text:s/>22.</text:span><text:span text:style-name="T228">5</text:span><text:span text:style-name="T229">.3</text:span><text:span text:style-name="T230">)</text:span></text:p>
            <text:p text:style-name="P231"/>
            <text:p text:style-name="P232"><text:span text:style-name="T233">Resultado</text:span><text:span text:style-name="T234">:<text:s/></text:span><text:bookmark-start text:name="bmkResultadoF2"/><text:span text:style-name="T235">Studies/Physical, eco and toxicological/Result BR</text:span><text:bookmark-end text:name="bmkResultadoF2"/></text:p>
            <text:p text:style-name="P236"><text:span text:style-name="T237">Ref.:<text:s/></text:span><text:bookmark-start text:name="bmkReferenciaF2"/><text:span text:style-name="T238">Studies/Physical, eco and toxicological/Code.<text:s/></text:span><text:span text:style-name="T239">"Title". Laboratoy. Director, Page, End Date.</text:span><text:bookmark-end text:name="bmkReferenciaF2"/></text:p>
            <text:p text:style-name="P240"/>
            <text:p text:style-name="P241"><text:span text:style-name="T242">22.5.4 - Avaliação de lesões oculares</text:span><text:span text:style-name="T243"><text:s/></text:span><text:span text:style-name="T244">(A</text:span><text:span text:style-name="T245">nexo</text:span><text:span text:style-name="T246"><text:s/>22.</text:span><text:span text:style-name="T247">5</text:span><text:span text:style-name="T248">.4</text:span><text:span text:style-name="T249">)</text:span></text:p>
            <text:p text:style-name="P250"/>
            <text:p text:style-name="P251"><text:span text:style-name="T252">Resultado</text:span><text:span text:style-name="T253">:<text:s/></text:span><text:bookmark-start text:name="bmkResultadoF4"/><text:span text:style-name="T254">Studies/Physical, eco and toxicological/Result BR</text:span><text:bookmark-end text:name="bmkResultadoF4"/></text:p>
            <text:p text:style-name="P255"><text:span text:style-name="T256">Ref.:</text:span><text:span text:style-name="T257"><text:s/></text:span><text:bookmark-start text:name="bmkReferenciaF4"/><text:span text:style-name="T258">Studies/Physical, eco and toxicological/Code. "Title". Laboratoy. Director, Page, End Date.</text:span><text:bookmark-end text:name="bmkReferenciaF4"/></text:p>
            <text:p text:style-name="P259"/>
            <text:p text:style-name="P260">22.5.5 - Avaliação de lesões cutâneas (Anexo<text:s/>22.5.5)</text:p>
            <text:p text:style-name="P261"/>
            <text:p text:style-name="P262"><text:span text:style-name="T263">Resultado</text:span><text:span text:style-name="T264">:<text:s/></text:span><text:bookmark-start text:name="bmkResultadoF34"/><text:span text:style-name="T265">Studies/Physical, eco and toxicological/Result BR</text:span><text:bookmark-end text:name="bmkResultadoF34"/></text:p>
            <text:soft-page-break/>
            <text:p text:style-name="P266"><text:span text:style-name="T267">Ref.:<text:s/></text:span><text:bookmark-start text:name="bmkReferenciaF34"/><text:span text:style-name="T268">Studies/Physical, eco and toxicological/Code. "Title". Laboratoy. Director, Page, End Date.</text:span><text:bookmark-end text:name="bmkReferenciaF34"/></text:p>
            <text:p text:style-name="P269"/>
            <text:p text:style-name="P270">22.5.6<text:s/>– Sensibilização Dérmica (Anexo<text:s/>22.5.6)</text:p>
            <text:p text:style-name="P271"/>
            <text:p text:style-name="P272"><text:span text:style-name="T273">Resultado</text:span><text:span text:style-name="T274">:<text:s/></text:span><text:bookmark-start text:name="bmkResultadoFSC"/><text:span text:style-name="T275">Studies/Physical, eco and toxicological/Result BR</text:span><text:bookmark-end text:name="bmkResultadoFSC"/></text:p>
            <text:p text:style-name="Textoindependiente"><text:span text:style-name="T276">Ref.:<text:s/></text:span><text:bookmark-start text:name="bmkReferenciaFSC"/><text:span text:style-name="T277">Studies/Physical, eco and toxicological/Code. "Title". Laboratoy. Director, Page, End Date.</text:span><text:bookmark-end text:name="bmkReferenciaFSC"/></text:p>
            <text:p text:style-name="P278"/>
            <text:p text:style-name="P279">22.5.7 - Procariontes (Anexo<text:s/>22.5.7)</text:p>
            <text:p text:style-name="P280"/>
            <text:p text:style-name="P281"><text:span text:style-name="T282">Resultado</text:span><text:span text:style-name="T283">:<text:s/></text:span><text:bookmark-start text:name="bmkResultadoG11"/><text:span text:style-name="T284">Studies/Physical, eco and toxicological/Result BR</text:span><text:bookmark-end text:name="bmkResultadoG11"/></text:p>
            <text:p text:style-name="Textoindependiente"><text:span text:style-name="T285">Ref.:</text:span><text:span text:style-name="T286"><text:s/></text:span><text:bookmark-start text:name="bmkReferenciaG11"/><text:span text:style-name="T287">Studies/Physical, eco and toxicological/Code. "Title". Laboratoy. Director, Page, End Date.</text:span><text:bookmark-end text:name="bmkReferenciaG11"/></text:p>
            <text:p text:style-name="P288"/>
            <text:p text:style-name="P289"/>
            <text:p text:style-name="P290">22.5.8 - Eucariontes (Anexo<text:s/>22.5.8)</text:p>
            <text:p text:style-name="P291"/>
            <text:p text:style-name="P292"><text:span text:style-name="T293">Resultado</text:span><text:span text:style-name="T294">:<text:s/></text:span><text:bookmark-start text:name="bmkResultadoG12"/><text:span text:style-name="T295">Studies/Physical, eco and toxicological/Result BR</text:span><text:bookmark-end text:name="bmkResultadoG12"/></text:p>
            <text:p text:style-name="Textoindependiente"><text:span text:style-name="T296">Ref.:</text:span><text:span text:style-name="T297"><text:s/></text:span><text:bookmark-start text:name="bmkReferenciaG12"/><text:span text:style-name="T298">Studies/Physical, eco and toxicological/Code.<text:s/></text:span><text:span text:style-name="T299">"Title". Laboratoy. Director, Page, End Date.</text:span><text:bookmark-end text:name="bmkReferenciaG12"/></text:p>
            <text:p text:style-name="P300"/>
            <text:p text:style-name="P301"/>
            <text:p text:style-name="P302">22.6. Antídoto ou tratamento disponível no País, para os casos de intoxicação humana:</text:p>
            <text:p text:style-name="P303"/>
            <text:p text:style-name="P304"><text:bookmark-start text:name="bkmInfoAnt"/><text:span text:style-name="T305">Product/Formulated/Information/Description</text:span><text:bookmark-end text:name="bkmInfoAnt"/></text:p>
            <text:p text:style-name="P306"/>
            <text:p text:style-name="P307">22.7. Informações referentes a sua compatibilidade com outros produtos.<text:s/></text:p>
            <text:p text:style-name="P308"/>
            <text:p text:style-name="P309"><text:bookmark-start text:name="bmkInfoComp"/><text:span text:style-name="T310">Product/Formulated/Information/Description</text:span><text:bookmark-end text:name="bmkInfoComp"/></text:p>
            <text:p text:style-name="P311"/>
            <text:p text:style-name="P312">22.8. OUTROS DADOS, INFORMAÇÕES OU DOCUMENTOS EXIGIDOS EM NORMAS COMPLEMENTARES<text:s/></text:p>
            <text:p text:style-name="P313"/>
            <text:p text:style-name="P314">22.8.1 Sumário dos dados relacionados aos efeitos sobre o ambiente para o produto formulado (Anexo I, item 16 da Portaria nº03, de 16 de janeiro de 1992)</text:p>
            <text:p text:style-name="P315"/>
            <text:p text:style-name="P316"><text:span text:style-name="T317">Microrganismos – Ciclo do Nitrogênio</text:span><text:span text:style-name="T318"><text:s/></text:span><text:span text:style-name="T319">(Anexo 22.</text:span><text:span text:style-name="T320">8</text:span><text:span text:style-name="T321">.1</text:span><text:span text:style-name="T322">.1</text:span><text:span text:style-name="T323">)</text:span></text:p>
            <text:p text:style-name="P324"><text:span text:style-name="T325">Resultado:<text:s/></text:span><text:bookmark-start text:name="bmkResultadoD12"/><text:span text:style-name="T326">Studies/Physical, eco and toxicological/Result BR</text:span><text:bookmark-end text:name="bmkResultadoD12"/></text:p>
            <text:p text:style-name="P327"><text:span text:style-name="T328">Ref.:</text:span><text:span text:style-name="T329"><text:s/></text:span><text:bookmark-start text:name="bmkReferenciaD12"/><text:span text:style-name="T330">Study/Physical, eco and toxicological/Reference</text:span><text:bookmark-end text:name="bmkReferenciaD12"/></text:p>
            <text:p text:style-name="P331"/>
            <text:p text:style-name="P332"><text:span text:style-name="T333">Microrganismos – Ciclo do Carbono</text:span><text:span text:style-name="T334"><text:s/></text:span><text:span text:style-name="T335">(A</text:span><text:span text:style-name="T336">nexo</text:span><text:span text:style-name="T337"><text:s/>22.</text:span><text:span text:style-name="T338">8</text:span><text:span text:style-name="T339">.</text:span><text:span text:style-name="T340">1.</text:span><text:span text:style-name="T341">2)</text:span></text:p>
            <text:p text:style-name="P342"><text:span text:style-name="T343">Resultado:<text:s/></text:span><text:bookmark-start text:name="bmkResultadoD11"/><text:span text:style-name="T344">Study/Physical, eco and toxicological/Reference</text:span><text:bookmark-end text:name="bmkResultadoD11"/><text:span text:style-name="T345"><text:s/></text:span></text:p>
            <text:p text:style-name="P346"><text:span text:style-name="T347">Ref.:<text:s/></text:span><text:bookmark-start text:name="bmkReferenciaD11"/><text:span text:style-name="T348">Study/Physical, eco and toxicological/Reference</text:span><text:bookmark-end text:name="bmkReferenciaD11"/></text:p>
            <text:p text:style-name="P349"/>
            <text:p text:style-name="P350"><text:span text:style-name="T351"><text:s/>Algas</text:span><text:span text:style-name="T352"><text:s/>(A</text:span><text:span text:style-name="T353">nexo<text:s/></text:span><text:span text:style-name="T354">22.</text:span><text:span text:style-name="T355">8</text:span><text:span text:style-name="T356">.</text:span><text:span text:style-name="T357">1.</text:span><text:span text:style-name="T358">3)</text:span></text:p>
            <text:p text:style-name="P359"><text:span text:style-name="T360">Resultado</text:span><text:span text:style-name="T361">:<text:s/></text:span><text:bookmark-start text:name="bmkResultadoD2"/><text:span text:style-name="T362">Studies/Physical, eco and toxicological/Result BR</text:span><text:bookmark-end text:name="bmkResultadoD2"/></text:p>
            <text:p text:style-name="P363"><text:span text:style-name="T364">Ref.:<text:s/></text:span><text:bookmark-start text:name="bmkReferenciaD2"/><text:span text:style-name="T365">Study/Physical, eco and toxicological/Reference</text:span><text:bookmark-end text:name="bmkReferenciaD2"/></text:p>
            <text:p text:style-name="P366"/>
            <text:p text:style-name="P367"><text:span text:style-name="T368"><text:s/></text:span><text:span text:style-name="T369">Organismos do solo (A</text:span><text:span text:style-name="T370">nexo<text:s/></text:span><text:span text:style-name="T371">22.</text:span><text:span text:style-name="T372">8</text:span><text:span text:style-name="T373">.</text:span><text:span text:style-name="T374">1.</text:span><text:span text:style-name="T375">4)</text:span></text:p>
            <text:p text:style-name="P376"><text:span text:style-name="T377">Resultado</text:span><text:span text:style-name="T378">:<text:s/></text:span><text:bookmark-start text:name="bmkResultadoD3"/><text:span text:style-name="T379">Studies/Physical, eco and toxicological/Result BR</text:span><text:bookmark-end text:name="bmkResultadoD3"/></text:p>
            <text:p text:style-name="P380"><text:span text:style-name="T381">Ref.:<text:s/></text:span><text:bookmark-start text:name="bmkReferenciaD3"/><text:span text:style-name="T382">Study/Physical, eco and toxicological/Reference</text:span><text:bookmark-end text:name="bmkReferenciaD3"/></text:p>
            <text:p text:style-name="P383"/>
            <text:p text:style-name="P384"><text:span text:style-name="T385">Abelhas</text:span><text:span text:style-name="T386"><text:s/>(A</text:span><text:span text:style-name="T387">nexo</text:span><text:span text:style-name="T388"><text:s/>22.</text:span><text:span text:style-name="T389">8</text:span><text:span text:style-name="T390">.</text:span><text:span text:style-name="T391">1.</text:span><text:span text:style-name="T392">5)</text:span></text:p>
            <text:p text:style-name="P393"><text:span text:style-name="T394">Resultado</text:span><text:span text:style-name="T395">:<text:s/></text:span><text:bookmark-start text:name="bmkResultadoD4"/><text:span text:style-name="T396">Studies/Physical, eco and toxicological/Result BR</text:span><text:bookmark-end text:name="bmkResultadoD4"/></text:p>
            <text:p text:style-name="Textoindependiente"><text:span text:style-name="T397">Ref.:<text:s/></text:span><text:bookmark-start text:name="bmkReferenciaD4"/><text:span text:style-name="T398">Study/Physical, eco and toxicological/Reference</text:span><text:bookmark-end text:name="bmkReferenciaD4"/></text:p>
            <text:p text:style-name="P399"/>
            <text:p text:style-name="P400"><text:s/>Microcrustáceos Agudo (Anexo<text:s/>22.8.1.6)</text:p>
            <text:p text:style-name="P401"><text:span text:style-name="T402">Resultado</text:span><text:span text:style-name="T403">:<text:s/></text:span><text:span text:style-name="T404">:</text:span><text:bookmark-start text:name="bmkResultadoD51"/><text:span text:style-name="T405">Studies/Physical, eco and toxicological/Result BR</text:span><text:bookmark-end text:name="bmkResultadoD51"/></text:p>
            <text:h text:style-name="Título4" text:outline-level="4"><text:span text:style-name="T406">Ref.:<text:s/></text:span><text:bookmark-start text:name="bmkReferenciaD51"/><text:span text:style-name="T407">Study/Physical, eco and toxicological/Reference</text:span><text:bookmark-end text:name="bmkReferenciaD51"/></text:h>
            <text:p text:style-name="P408"/>
            <text:p text:style-name="P409"><text:span text:style-name="T410">Peixes Agudo<text:s/></text:span><text:span text:style-name="T411">(A</text:span><text:span text:style-name="T412">nexo</text:span><text:span text:style-name="T413"><text:s/>22.</text:span><text:span text:style-name="T414">8</text:span><text:span text:style-name="T415">.</text:span><text:span text:style-name="T416">1.</text:span><text:span text:style-name="T417">7)</text:span></text:p>
            <text:p text:style-name="P418"><text:span text:style-name="T419">Resultado</text:span><text:span text:style-name="T420">:<text:s/></text:span><text:bookmark-start text:name="bmkResultadoD61"/><text:span text:style-name="T421">Studies/Physical, eco and toxicological/Result BR</text:span><text:bookmark-end text:name="bmkResultadoD61"/></text:p>
            <text:p text:style-name="P422"><text:span text:style-name="T423">Ref.:</text:span><text:span text:style-name="T424"><text:s/></text:span><text:bookmark-start text:name="bmkReferenciaD61"/><text:span text:style-name="T425">Study/Physical, eco and toxicological/Reference</text:span><text:bookmark-end text:name="bmkReferenciaD61"/></text:p>
            <text:p text:style-name="P426"/>
            <text:p text:style-name="P427"><text:span text:style-name="T428">Aves Dose única<text:s/></text:span><text:span text:style-name="T429">(A</text:span><text:span text:style-name="T430">nexo</text:span><text:span text:style-name="T431"><text:s/>22.</text:span><text:span text:style-name="T432">8</text:span><text:span text:style-name="T433">.</text:span><text:span text:style-name="T434">1.</text:span><text:span text:style-name="T435">8)</text:span></text:p>
            <text:p text:style-name="P436"><text:span text:style-name="T437">Resultado</text:span><text:span text:style-name="T438">:<text:s/></text:span><text:bookmark-start text:name="bmkResultadoD81"/><text:span text:style-name="T439">Studies/Physical, eco and toxicological/Result BR</text:span><text:bookmark-end text:name="bmkResultadoD81"/></text:p>
            <text:p text:style-name="Textoindependiente"><text:span text:style-name="T440">Ref.:<text:s/></text:span><text:bookmark-start text:name="bmkReferenciaD81"/><text:span text:style-name="T441">Study/Physical, eco and toxicological/Reference</text:span><text:bookmark-end text:name="bmkReferenciaD81"/></text:p>
            <text:p text:style-name="P442"/>
          </table:table-cell>
        </table:table-row>
        <text:soft-page-break/>
        <table:table-row table:style-name="TableRow443">
          <table:table-cell table:style-name="TableCell444">
            <text:p text:style-name="P445"><text:span text:style-name="T446">22.8.2. Sumário dos dados relacionados aos efeitos sobre o ambiente para o produto técnico (Anexo I, item 16 da Portaria nº03, de 16 de janeiro de 1992) .</text:span></text:p>
            <text:p text:style-name="P447"><text:span text:style-name="T448">Não se aplica. Trata-se de Registro de Produto Formulado com base em Registro de Produto Técnico por Equivalência, e, portanto, estas características são equivalentes ao produto técnico de referência<text:s/></text:span><text:bookmark-start text:name="bkmProProcesso"/><text:span text:style-name="T449">Product/Technical/Name + Process/Federal registration/MAPA protocol</text:span><text:bookmark-end text:name="bkmProProcesso"/><text:span text:style-name="T450">,<text:s/></text:span><text:span text:style-name="T451">de acordo com Lista Positiva de Produtos Técnicos de Referência, emitida pela ANVISA.</text:span></text:p>
            <text:p text:style-name="P452"/>
            <text:p text:style-name="P453"/>
          </table:table-cell>
        </table:table-row>
        <table:table-row table:style-name="TableRow454">
          <table:table-cell table:style-name="TableCell455">
            <text:p text:style-name="P456"><text:span text:style-name="T457">22.8.3. Declaração da Composição Quali-Quantitativa do produto técnico. (Anexo 22.8.3)</text:span></text:p>
            <text:p text:style-name="P458"><text:span text:style-name="T459">Segue anexa a Declaração da Composição Quali-quantitativa do produto<text:s/></text:span><text:bookmark-start text:name="bkmProTecn2283"/><text:span text:style-name="T460">Product/Technical/Name</text:span><text:bookmark-end text:name="bkmProTecn2283"/><text:span text:style-name="T461">.</text:span></text:p>
          </table:table-cell>
        </table:table-row>
        <table:table-row table:style-name="TableRow462">
          <table:table-cell table:style-name="TableCell463">
            <text:p text:style-name="P464"><text:span text:style-name="T465">22.8.4. Ficha de Emergência (Anexo 22.8.4)</text:span></text:p>
            <text:p text:style-name="P466">Segue anexa a Ficha de Emergência elaborada pela ALTA – America Latina tecnologia Agrícola.</text:p>
          </table:table-cell>
        </table:table-row>
        <table:table-row table:style-name="TableRow467">
          <table:table-cell table:style-name="TableCell468">
            <text:p text:style-name="P469"><text:span text:style-name="T470">22.8.5. Metodologia validada para determinação de teor de ingrediente ativo, de acordo com a ABNT ou norma internacionalmente reconhecida</text:span><text:span text:style-name="T471">:</text:span><text:span text:style-name="T472"><text:s/>(Anexo 22.8.5)</text:span></text:p>
            <text:p text:style-name="P473"><text:span text:style-name="T474">Segue anexo o Método de Análise de Teor validado do</text:span><text:span text:style-name="T475">s</text:span><text:span text:style-name="T476"><text:s/>ingrediente</text:span><text:span text:style-name="T477">s</text:span><text:span text:style-name="T478"><text:s/>ativo</text:span><text:span text:style-name="T479">s</text:span><text:span text:style-name="T480"><text:s/></text:span><text:bookmark-start text:name="bkmAIName14"/><text:span text:style-name="T481">Product/Active ingredient/Common name</text:span><text:bookmark-end text:name="bkmAIName14"/><text:span text:style-name="T482"> </text:span><text:span text:style-name="T483">em produtos técnico e formulado, conforme NBR-14029.</text:span></text:p>
            <text:p text:style-name="P484"><text:span text:style-name="T485"> </text:span><text:span text:style-name="T486">Ref</text:span><text:span text:style-name="T487">.:<text:s/></text:span><text:bookmark-start text:name="bkmReferenciaVM"/><text:span text:style-name="T488">Study/Physical, eco and toxicological/Reference</text:span><text:bookmark-end text:name="bkmReferenciaVM"/><text:span text:style-name="T489"> </text:span></text:p>
          </table:table-cell>
        </table:table-row>
        <table:table-row table:style-name="TableRow490">
          <table:table-cell table:style-name="TableCell491">
            <text:p text:style-name="P492"><text:span text:style-name="T493">22.8.6 - </text:span><text:span text:style-name="T494">Peticionamento Eletrônico gerado no SIA e Taxa de Avaliação Toxicológica</text:span></text:p>
            <text:p text:style-name="P495"><text:span text:style-name="T496">Segue anexos à capa deste relatório:</text:span></text:p>
            <text:p text:style-name="P497"/>
            <text:p text:style-name="P498"><text:bookmark-start text:name="bkmTaxas"/><text:span text:style-name="T499">Peticionamento Eletrônico, Transação nº<text:s/></text:span><text:bookmark-start text:name="bkmTaxNumber"/><text:span text:style-name="T500">Process/Federal registration/Tax/Petitioning number</text:span><text:bookmark-end text:name="bkmTaxNumber"/><text:span text:style-name="T501">;<text:s/></text:span></text:p>
            <text:p text:style-name="P502"><text:span text:style-name="T503">Comprovante de pagamento da taxa no valor de R$</text:span><text:bookmark-start text:name="bkmTaxPrice"/><text:span text:style-name="T504">Process/Federal registration/Tax/Price</text:span><text:bookmark-end text:name="bkmTaxPrice"/><text:span text:style-name="T505">.</text:span><text:bookmark-end text:name="bkmTaxas"/></text:p>
          </table:table-cell>
        </table:table-row>
        <table:table-row table:style-name="TableRow506">
          <table:table-cell table:style-name="TableCell507">
            <text:p text:style-name="P508">22.9 Outros dados, informações ou documentos exigidos em normas complementares.</text:p>
            <text:p text:style-name="P509"/>
            <text:p text:style-name="P510"><text:span text:style-name="T511">Segue anexa a Declaração da Composição Quali-quantitativa dos produtos<text:s/></text:span><text:bookmark-start text:name="bmkProPTs"/><text:span text:style-name="T512">Product/Technical/Name</text:span><text:bookmark-end text:name="bmkProPTs"/><text:span text:style-name="T513">.<text:s/></text:span><text:span text:style-name="T514">(Anexo 22.9.1)</text:span></text:p>
            <text:p text:style-name="P515"/>
            <text:p text:style-name="P516"><text:span text:style-name="T517">Ficha de Emergência, elaborada pela ALTA – America Latina tecnologia Agrícola<text:s/></text:span><text:span text:style-name="T518">(Anexo 22.9.2)</text:span></text:p>
            <text:p text:style-name="P519"/>
            <text:p text:style-name="P520">22.10 - Metodologia validada para determinação de teor de ingrediente ativo, de acordo com a ABNT ou norma internacionalmente reconhecida:<text:s/></text:p>
            <text:p text:style-name="P521"/>
            <text:p text:style-name="P522"><text:span text:style-name="T523">Segue anexo o Método de Análise de Teor validado dos ingredientes ativos<text:s/></text:span><text:bookmark-start text:name="bkmIngNomes"/><text:span text:style-name="T524">Product/Active ingredient/Common name</text:span><text:bookmark-end text:name="bkmIngNomes"/><text:span text:style-name="T525"><text:s/></text:span><text:span text:style-name="T526">em produtos técnico e formulado, conforme NBR-14029.</text:span></text:p>
            <text:p text:style-name="P527"><text:span text:style-name="T528"><text:s/></text:span><text:span text:style-name="T529">Ref</text:span><text:span text:style-name="T530">.:<text:s/></text:span><text:bookmark-start text:name="bmkMetoRef"/><text:span text:style-name="T531">Studies/Physical, eco and toxicological/Code. "Title". Laboratoy. Director, Page, End Date.</text:span><text:bookmark-end text:name="bmkMetoRef"/><text:span text:style-name="T532"><text:s/></text:span></text:p>
          </table:table-cell>
        </table:table-row>
      </table:table>
      <text:p text:style-name="P5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" svg:font-family="Courier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 fo:margin-bottom="0in" fo:line-height="100%" fo:margin-left="0.9451in">
        <style:tab-stops/>
      </style:paragraph-properties>
      <style:text-properties style:font-name="Times New Roman" style:font-name-asian="Times New Roman" fo:font-weight="bold" style:font-weight-asian="bold" style:font-weight-complex="bold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bottom="0in" fo:line-height="100%" fo:text-indent="0.0069in">
        <style:tab-stops>
          <style:tab-stop style:type="left" style:position="2.7562in"/>
        </style:tab-stops>
      </style:paragraph-properties>
      <style:text-properties style:font-name="Times New Roman" style:font-name-asian="Times New Roman" fo:font-style="italic" style:font-style-asian="italic" style:font-style-complex="italic" fo:font-size="12pt" style:font-size-asian="12pt" style:font-size-complex="12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BR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font-size="11pt" style:font-size-asian="11pt" style:font-size-complex="11pt" style:language-asian="en" style:country-asian="U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font-size="11pt" style:font-size-asian="11pt" style:font-size-complex="11pt" style:language-asian="en" style:country-asian="US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style:language-asian="en" style:country-asian="US"/>
    </style:style>
    <style:style style:name="Textoindependiente" style:display-name="Texto independiente" style:family="paragraph" style:parent-style-name="Normal">
      <style:paragraph-properties fo:text-align="justify" fo:margin-bottom="0in" fo:line-height="100%"/>
      <style:text-properties style:font-name="Times New Roman" style:font-name-asian="Times New Roman" style:font-size-complex="12pt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fo:font-size="11pt" style:font-size-asian="11pt" style:font-size-complex="12pt" style:language-asian="en" style:country-asian="US"/>
    </style:style>
    <style:style style:name="Título1Car" style:display-name="Título 1 Car" style:family="text" style:parent-style-name="Fuentedepárrafopredeter.">
      <style:text-properties style:font-name="Times New Roman" style:font-name-asian="Times New Roman" fo:font-weight="bold" style:font-weight-asian="bold" style:font-weight-complex="bold" fo:font-size="11pt" style:font-size-asian="11pt" style:font-size-complex="12pt" style:language-asian="en" style:country-asian="US"/>
    </style:style>
    <style:style style:name="Título4Car" style:display-name="Título 4 Car" style:family="text" style:parent-style-name="Fuentedepárrafopredeter.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US"/>
    </style:style>
    <style:style style:name="Título" style:display-name="Título" style:family="paragraph" style:parent-style-name="Normal">
      <style:paragraph-properties fo:text-align="center" fo:margin-bottom="0in" fo:line-height="100%"/>
      <style:text-properties style:font-name="Times New Roman" style:font-name-asian="Times New Roman" fo:font-weight="bold" style:font-weight-asian="bold" fo:font-style="italic" style:font-style-asian="italic" style:font-style-complex="italic" style:font-size-complex="12pt" style:text-underline-type="single" style:text-underline-style="solid" style:text-underline-width="auto" style:text-underline-mode="continuous" fo:hyphenate="false"/>
    </style:style>
    <style:style style:name="TítuloCar" style:display-name="Título Car" style:family="text" style:parent-style-name="Fuentedepárrafopredeter.">
      <style:text-properties style:font-name="Times New Roman" style:font-name-asian="Times New Roman" fo:font-weight="bold" style:font-weight-asian="bold" fo:font-style="italic" style:font-style-asian="italic" style:font-style-complex="italic" fo:font-size="11pt" style:font-size-asian="11pt" style:font-size-complex="12pt" style:text-underline-type="single" style:text-underline-style="solid" style:text-underline-width="auto" style:text-underline-mode="continuous" style:language-asian="en" style:country-asian="US"/>
    </style:style>
    <style:style style:name="Textonotaalfinal" style:display-name="Texto nota al final" style:family="paragraph" style:parent-style-name="Normal">
      <style:paragraph-properties fo:widows="0" fo:orphans="0" fo:margin-bottom="0in" fo:line-height="100%"/>
      <style:text-properties style:font-name="Courier" style:font-name-asian="Times New Roman" fo:font-size="12pt" style:font-size-asian="12pt" style:font-size-complex="10pt" style:language-asian="pt" style:country-asian="BR" fo:hyphenate="false"/>
    </style:style>
    <style:style style:name="TextonotaalfinalCar" style:display-name="Texto nota al final Car" style:family="text" style:parent-style-name="Fuentedepárrafopredeter.">
      <style:text-properties style:font-name="Courier" style:font-name-asian="Times New Roman" fo:font-size="12pt" style:font-size-asian="12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independiente3" style:display-name="Texto independiente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Textoindependiente3Car" style:display-name="Texto independiente 3 Car" style:family="text" style:parent-style-name="Fuentedepárrafopredeter.">
      <style:text-properties fo:font-size="8pt" style:font-size-asian="8pt" style:font-size-complex="8pt" style:language-asian="en" style:country-asian="US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Listaconviñetas" style:display-name="Lista con viñetas" style:family="paragraph" style:parent-style-name="Normal" style:auto-update="true">
      <style:paragraph-properties fo:text-align="justify" fo:margin-bottom="0in" fo:line-height="100%"/>
      <style:text-properties style:font-name-asian="Times New Roman" fo:font-weight="bold" style:font-weight-asian="bold" fo:font-size="12pt" style:font-size-asian="12pt" style:font-size-complex="10pt" style:language-asian="pt" style:country-asian="BR" fo:hyphenate="false"/>
    </style:style>
    <style:style style:name="Sangría2det.independiente" style:display-name="Sangría 2 de t. independiente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Sangría2det.independienteCar" style:display-name="Sangría 2 de t. independiente Car" style:family="text" style:parent-style-name="Fuentedepárrafopredeter.">
      <style:text-properties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 style:use-window-font-color="true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fo:font-weight="bold" style:font-weight-asian="bold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format="1" text:start-value="13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0986in" text:min-label-width="0.2604in"/>
      </text:list-level-style-number>
      <text:list-level-style-number text:level="3" style:num-format="1" text:display-levels="3">
        <style:list-level-properties text:space-before="0.1972in" text:min-label-width="0.5in"/>
      </text:list-level-style-number>
      <text:list-level-style-number text:level="4" style:num-format="1" text:display-levels="4">
        <style:list-level-properties text:space-before="0.2958in" text:min-label-width="0.5in"/>
      </text:list-level-style-number>
      <text:list-level-style-number text:level="5" style:num-format="1" text:display-levels="5">
        <style:list-level-properties text:space-before="0.3944in" text:min-label-width="0.75in"/>
      </text:list-level-style-number>
      <text:list-level-style-number text:level="6" style:num-format="1" text:display-levels="6">
        <style:list-level-properties text:space-before="0.493in" text:min-label-width="0.75in"/>
      </text:list-level-style-number>
      <text:list-level-style-number text:level="7" style:num-format="1" text:display-levels="7">
        <style:list-level-properties text:space-before="0.5916in" text:min-label-width="1in"/>
      </text:list-level-style-number>
      <text:list-level-style-number text:level="8" style:num-format="1" text:display-levels="8">
        <style:list-level-properties text:space-before="0.6902in" text:min-label-width="1in"/>
      </text:list-level-style-number>
      <text:list-level-style-number text:level="9" style:num-format="1" text:display-levels="9">
        <style:list-level-properties text:space-before="0.7888in" text:min-label-width="1.25in"/>
      </text:list-level-style-number>
    </text:list-style>
    <text:list-style style:name="LFO13">
      <text:list-level-style-bullet text:level="1" text:style-name="WW_CharLFO13LVL1" text:bullet-char="">
        <style:list-level-properties text:space-before="0.609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1.109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609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109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609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109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609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109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609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bullet text:level="1" text:style-name="WW_CharLFO2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4">
      <text:list-level-style-bullet text:level="1" text:style-name="WW_CharLFO24LVL1" text:bullet-char="">
        <style:list-level-properties text:space-before="1.0388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1.5388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2.0388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2.5388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3.0388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3.5388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4.0388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4.5388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5.0388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26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98in" fo:margin-left="1.1812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1in"/>
      </style:header-style>
      <style:footer-style>
        <style:header-footer-properties style:dynamic-spacing="true" fo:min-height="0.0048in"/>
      </style:footer-style>
    </style:page-layout>
    <style:style style:name="P2" style:parent-style-name="Encabezado" style:family="paragraph">
      <style:paragraph-properties fo:text-align="end" fo:margin-right="-0.6895in">
        <style:tab-stops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Arial" style:font-name-complex="Arial" fo:font-weight="bold" style:font-weight-asian="bold" style:font-weight-complex="bold" fo:color="#A6A6A6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bookmark-start text:name="bkmProdNome"/><text:span text:style-name="T3">Product/Formulated/Name</text:span><text:bookmark-end text:name="bkmProdNome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sco</meta:initial-creator>
    <dc:creator>Chosco</dc:creator>
    <meta:creation-date>2012-12-13T18:57:00Z</meta:creation-date>
    <dc:date>2012-12-13T18:57:00Z</dc:date>
    <meta:print-date>2010-07-14T19:11:00Z</meta:print-date>
    <meta:template xlink:href="AnexoXXII.dotx" xlink:type="simple"/>
    <meta:editing-cycles>1</meta:editing-cycles>
    <meta:editing-duration>PT0S</meta:editing-duration>
    <meta:document-statistic meta:page-count="5" meta:paragraph-count="20" meta:word-count="1596" meta:character-count="10355" meta:row-count="73" meta:non-whitespace-character-count="8779"/>
  </office:meta>
</office:document-meta>
</file>